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c="http://purl.org/dc/elements/1.1/" xmlns:xlink="http://www.w3.org/1999/xlink" office:version="1.2">
  <office:automatic-styles>
    <style:style style:name="P1" style:family="paragraph" style:master-page-name="Standard1">
      <style:text-properties fo:color="#000000" fo:font-family="Sans Serif" fo:font-size="12.000000000000000pt"/>
    </style:style>
    <style:style style:name="P2" style:family="paragraph">
      <style:text-properties fo:color="#000000" fo:font-family="Sans Serif" fo:font-size="12.000000000000000pt"/>
    </style:style>
  </office:automatic-styles>
  <office:body>
    <office:text>
      <text:tracked-changes/>
      <text:p text:style-name="P1">¿Es muy difícil encontrar esos apoyos? (con la presidencia y con los grupos ... )</text:p>
      <text:p text:style-name="P2">Ha sido difícil sobre todo allegar recursos, en cuanto a las exposiciones hemos econtrado las obras y todo eso ya está muy transitado por nosotros. Ya hay un camino o caminos. En cuanto a los recursos económicos, ahí está el problema. Porque no se ha contado en el tiempo que lleva el mueseo con un apoyo decidido de las autoridades para dar respaldo a algunas solicitudes que tiene que darlo la autoridad municipal y ahora con la disposición que hay con este ayuntamiento pensamos que vamos a darlo vamor a {} Hemos buscado a parte. el partonato a otras instituciones para que nos ayuden a conseguir apoyos pero no han sido ...ñ</text:p>
      <text:p text:style-name="P2">es difícil pero habiendo la dispocición de las autoridades pensamos que vamos a avanzar ...</text:p>
      <text:p text:style-name="P2"/>
      <text:p text:style-name="P2">No se ha contado en el tiempo que lleva el museo<text:s/></text:p>
      <text:p text:style-name="P2"/>
      <text:p text:style-name="P2">¿qué es lo que los mueve?</text:p>
      <text:p text:style-name="P2">En primer lugar, lo que nos mueve es poder servir a la población. Nosotors provenimos de una población. Nosotros no somos entes hermitaños que nacemos y nos desarrollamos solos. Nacemos en comunidad y muchas cosas y parte de lo que somos, una gran parte, una parte importante de lo que somos se lo debemos a esas comunidades a las cuales pertenecemos. Y si logramos avanzar en algunos aspectos y podemos hacer algo por mejorar y ofrecer a la población, a los niños en particular, algo que nosotros no tuvimos en nuestra época. tenemos que hacerlo. Es un compromiso, es un regresar a lo que nos ofreció, lo que nos otorgó, lo que nos cobijó <text:s/>esa sociedad. Y de esa suerte estamos retroalimentando. eso para nosotros, para el patronato, es lo más importante: poder servir a la población. Segundo, el compromiso que adquirimos ante el cabildo porque no hay que olvidar que legalmente y formalmente el cabildo es el representante de la ciudadanía. otro problema es que cumplan sus funciones como deben de ser, pero ellos son los representantes de la ciudadanía, de la población. Y en ese sentido ellos nos tomaron protesta como patronos, y en uno de las bases de la exposición de motivos del patronato dice que el patronato es el garante de la cultura mixteca y eso es fuerte ese compromiso y esa responsabilidad que nos otorga el cabildo. Y entonces tratamos de ser congruentes, lo que pensamos para regresar algo, estamos obligados como ciudadanos a nuestra población y también con las responsabilidades que adquirimos con el honorable cabildo. Y entonces no podemos por algún problema o por alguna persona decir ya no puedo, porque además esta forma como está funcionando el Mureh, es la sociedad civil la que la estaá administrando, no son las autoridades. Y eso también es una demostración ... que cuando se quiere, se pueden hacer las cosas, y cuando se organiza la sociedad civil se pueden hacer las cosas.</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c="http://purl.org/dc/elements/1.1/" xmlns:xlink="http://www.w3.org/1999/xlink" office:version="1.2">
  <office:styles>
    <style:default-style style:family="paragraph"/>
    <style:style style:name="Head_203" style:default-outline-level="3" style:display-name="Head 3" style:family="paragraph" style:list-style-name="Numbering_20Style_20for_20Head_203" style:next-style-name="Standard">
      <style:text-properties fo:font-size="12.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Numbering_20Style_20for_20Alphabetical_20List">
      <style:text-properties fo:font-size="12.000000000000000pt"/>
    </style:style>
    <style:style style:name="Bullet_20List" style:display-name="Bullet List" style:family="paragraph" style:list-style-name="Numbering_20Style_20for_20Bullet_20List">
      <style:text-properties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list-style-name="Numbering_20Style_20for_20Head_201" style:next-style-name="Standard">
      <style:text-properties fo:font-size="20.000000000000000pt" fo:font-weight="bold"/>
    </style:style>
    <style:style style:name="Head_202" style:default-outline-level="2" style:display-name="Head 2" style:family="paragraph" style:list-style-name="Numbering_20Style_20for_20Head_202" style:next-style-name="Standard">
      <style:text-properties fo:font-size="16.000000000000000pt" fo:font-weight="bold"/>
    </style:style>
    <style:style style:name="Enumerated_20List" style:display-name="Enumerated List" style:family="paragraph" style:list-style-name="Numbering_20Style_20for_20Enumerated_20List">
      <style:text-properties fo:font-size="12.000000000000000pt"/>
    </style:style>
    <text:list-style style:name="Numbering_20Style_20for_20Head_203" style:display-name="Numbering Style for Head 3">
      <text:list-level-style-number text:level="3" style:num-suffix="." text:start-value="1" text:display-levels="3" style:num-format="1">
        <style:list-level-properties fo:text-align="start"/>
      </text:list-level-style-number>
    </text:list-style>
    <text:list-style style:name="Numbering_20Style_20for_20Alphabetical_20List" style:display-name="Numbering Style for Alphabetical List">
      <text:list-level-style-number text:level="1" style:num-suffix=")" text:start-value="1" text:display-levels="1" style:num-format="a">
        <style:list-level-properties fo:text-align="start"/>
      </text:list-level-style-number>
    </text:list-style>
    <text:list-style style:name="Numbering_20Style_20for_20Bullet_20List" style:display-name="Numbering Style for Bullet List">
      <text:list-level-style-bullet text:level="1" text:bullet-char="●">
        <style:list-level-properties fo:text-align="start"/>
      </text:list-level-style-bullet>
    </text:list-style>
    <text:list-style style:name="Numbering_20Style_20for_20Head_201" style:display-name="Numbering Style for Head 1">
      <text:list-level-style-number text:level="1" style:num-suffix="." text:start-value="1" text:display-levels="1" style:num-format="1">
        <style:list-level-properties fo:text-align="start"/>
      </text:list-level-style-number>
    </text:list-style>
    <text:list-style style:name="Numbering_20Style_20for_20Head_202" style:display-name="Numbering Style for Head 2">
      <text:list-level-style-number text:level="2" style:num-suffix="." text:start-value="1" text:display-levels="2" style:num-format="1">
        <style:list-level-properties fo:text-align="start"/>
      </text:list-level-style-number>
    </text:list-style>
    <text:list-style style:name="Numbering_20Style_20for_20Enumerated_20List" style:display-name="Numbering Style for Enumerated List">
      <text:list-level-style-number text:level="1" style:num-suffix="." text:start-value="1" text:display-levels="1" style:num-format="1">
        <style:list-level-properties fo:text-align="start"/>
      </text:list-level-style-number>
    </text:list-style>
  </office:styles>
  <office:automatic-styles>
    <style:page-layout style:name="pm1" style:page-usage="all">
      <style:page-layout-properties fo:margin-bottom="42.000000000000000pt" fo:margin-left="57.000000000000000pt" fo:margin-right="57.000000000000000pt" fo:margin-top="42.000000000000000pt" fo:padding="0.000000000000000pt" fo:page-height="841.890999999999963pt" fo:page-width="595.277000000000044pt" style:print-orientation="portrait">
    
   </style:page-layout-properties>
    </style:page-layout>
    <style:page-layout style:name="pm2" style:page-usage="all">
      <style:page-layout-properties fo:margin="56.693011599999998pt" fo:padding="0.000000000000000pt" fo:page-height="841.891222259999950pt" fo:page-width="595.276621799999930pt" style:print-orientation="portrait">
    
   </style:page-layout-properties>
    </style:page-layout>
  </office:automatic-styles>
  <office:master-styles>
    <style:master-page style:name="Standard1" style:page-layout-name="pm1"/>
    <style:master-page style:name="Standard2"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3.1</meta:generator>
    <dc:title/>
    <meta:initial-creator>Desconocido</meta:initial-creator>
    <meta:editing-cycles>1</meta:editing-cycles>
    <dc:date>2011-02-10T16:03:06</dc:date>
    <meta:creation-date>2008-08-22T11:41:04</meta:creation-date>
    <dc:creator>Azarel Doroteo Pacheco</dc:creator>
  </office:meta>
</office:document-meta>
</file>